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0b8fe" officeooo:paragraph-rsid="0010b8f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oposal SE – BEEJOYS Trave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27:55.981814904</meta:creation-date>
    <dc:date>2025-04-30T10:29:04.202596509</dc:date>
    <meta:editing-duration>PT1M8S</meta:editing-duration>
    <meta:editing-cycles>1</meta:editing-cycles>
    <meta:generator>LibreOffice/24.8.2.1$Linux_X86_64 LibreOffice_project/0e6353bdc6250ede517850488a28653b4bb4f0f0</meta:generator>
    <meta:document-statistic meta:table-count="0" meta:image-count="0" meta:object-count="0" meta:page-count="1" meta:paragraph-count="1" meta:word-count="4" meta:character-count="28" meta:non-whitespace-character-count="24"/>
  </office:meta>
</office:document-meta>
</file>